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25in" style:rel-column-width="11829*"/>
    </style:style>
    <style:style style:name="Table1.B" style:family="table-column">
      <style:table-column-properties style:column-width="0.8083in" style:rel-column-width="7649*"/>
    </style:style>
    <style:style style:name="Table1.C" style:family="table-column">
      <style:table-column-properties style:column-width="0.8167in" style:rel-column-width="7728*"/>
    </style:style>
    <style:style style:name="Table1.D" style:family="table-column">
      <style:table-column-properties style:column-width="4.05in" style:rel-column-width="3832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3089a" officeooo:paragraph-rsid="0013089a" style:font-weight-asian="bold" style:font-weight-complex="bold"/>
    </style:style>
    <style:style style:name="P5" style:family="paragraph" style:parent-style-name="Standard">
      <style:text-properties fo:font-weight="bold" officeooo:rsid="00142d99" officeooo:paragraph-rsid="00142d99" fo:background-color="#ffff66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rsid="0013089a" officeooo:paragraph-rsid="0013089a" style:font-weight-asian="normal" style:font-weight-complex="normal"/>
    </style:style>
    <style:style style:name="P8" style:family="paragraph" style:parent-style-name="Standard">
      <style:text-properties fo:font-weight="normal" officeooo:rsid="00142d99" officeooo:paragraph-rsid="00142d99" style:font-weight-asian="normal" style:font-weight-complex="normal"/>
    </style:style>
    <style:style style:name="P9" style:family="paragraph" style:parent-style-name="Standard">
      <style:text-properties fo:font-weight="normal" officeooo:paragraph-rsid="0013089a" style:font-weight-asian="normal" style:font-weight-complex="normal"/>
    </style:style>
    <style:style style:name="P10" style:family="paragraph" style:parent-style-name="Standard">
      <style:text-properties fo:font-weight="normal" officeooo:paragraph-rsid="00142d99" style:font-weight-asian="normal" style:font-weight-complex="normal"/>
    </style:style>
    <style:style style:name="P11" style:family="paragraph" style:parent-style-name="Standard">
      <style:text-properties fo:font-weight="normal" officeooo:rsid="00142d99" officeooo:paragraph-rsid="00142d99" fo:background-color="#ffff66" style:font-weight-asian="normal" style:font-weight-complex="normal"/>
    </style:style>
    <style:style style:name="P12" style:family="paragraph" style:parent-style-name="Text_20_body">
      <style:text-properties fo:font-weight="bold" officeooo:rsid="000eeb8b" officeooo:paragraph-rsid="00142d99" fo:background-color="#ffff00" style:font-weight-asian="bold" style:font-weight-complex="bold"/>
    </style:style>
    <style:style style:name="P13" style:family="paragraph" style:parent-style-name="Table_20_Contents">
      <style:text-properties officeooo:rsid="00142d99" officeooo:paragraph-rsid="00142d99"/>
    </style:style>
    <style:style style:name="P14" style:family="paragraph" style:parent-style-name="Table_20_Contents">
      <style:text-properties fo:font-weight="bold" officeooo:rsid="00142d99" officeooo:paragraph-rsid="00142d99" style:font-weight-asian="bold" style:font-weight-complex="bold"/>
    </style:style>
    <style:style style:name="P15" style:family="paragraph" style:parent-style-name="Standard" style:list-style-name="L1">
      <style:text-properties fo:font-weight="normal" officeooo:rsid="0013089a" officeooo:paragraph-rsid="0013089a" style:font-weight-asian="normal" style:font-weight-complex="normal"/>
    </style:style>
    <style:style style:name="T1" style:family="text">
      <style:text-properties officeooo:rsid="00107ecc"/>
    </style:style>
    <style:style style:name="T2" style:family="text">
      <style:text-properties officeooo:rsid="0013089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089a" style:font-weight-asian="bold" style:font-weight-complex="bold"/>
    </style:style>
    <style:style style:name="T5" style:family="text">
      <style:text-properties fo:font-weight="bold" officeooo:rsid="00142d99" style:font-weight-asian="bold" style:font-weight-complex="bold"/>
    </style:style>
    <style:style style:name="T6" style:family="text">
      <style:text-properties officeooo:rsid="00142d99"/>
    </style:style>
    <style:style style:name="T7" style:family="text">
      <style:text-properties officeooo:rsid="0015ce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S 140U – Intro to Unix/Linux</text:p>
      <text:p text:style-name="P1">Lab <text:span text:style-name="T1">7</text:span> – <text:span text:style-name="T1">Services</text:span></text:p>
      <text:p text:style-name="P2"/>
      <text:p text:style-name="P3">Part 1 – <text:span text:style-name="T2">Verify Running Services (2 points)</text:span></text:p>
      <text:p text:style-name="P7">Make sure you have the following services installed on your virtual machine. <text:s/>If you are missing any of the following, make sure you install them:</text:p>
      <text:p text:style-name="P7"/>
      <text:list xml:id="list3606587489321322172" text:style-name="L1">
        <text:list-item>
          <text:p text:style-name="P15">httpd</text:p>
        </text:list-item>
        <text:list-item>
          <text:p text:style-name="P15">mariadb-server</text:p>
        </text:list-item>
        <text:list-item>
          <text:p text:style-name="P15">postfix</text:p>
        </text:list-item>
      </text:list>
      <text:p text:style-name="P7"/>
      <text:p text:style-name="P7">The services are called <text:span text:style-name="T3">httpd.service</text:span>, <text:span text:style-name="T3">mariadb.service</text:span>, and <text:span text:style-name="T3">postfix.service</text:span>. <text:s/><text:span text:style-name="T6">Using the </text:span><text:span text:style-name="T5">systemctl</text:span><text:span text:style-name="T6"> command fill in the following table. <text:s/>The </text:span><text:span text:style-name="T5">sshd.service</text:span><text:span text:style-name="T6"> already has values to give you an idea of what you need to fill in: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Service</text:p>
          </table:table-cell>
          <table:table-cell table:style-name="Table1.A1" office:value-type="string">
            <text:p text:style-name="P14">Running?</text:p>
          </table:table-cell>
          <table:table-cell table:style-name="Table1.A1" office:value-type="string">
            <text:p text:style-name="P14">Enabled?</text:p>
          </table:table-cell>
          <table:table-cell table:style-name="Table1.D1" office:value-type="string">
            <text:p text:style-name="P14">Description</text:p>
          </table:table-cell>
        </table:table-row>
        <table:table-row>
          <table:table-cell table:style-name="Table1.A2" office:value-type="string">
            <text:p text:style-name="P13">sshd.service</text:p>
          </table:table-cell>
          <table:table-cell table:style-name="Table1.A2" office:value-type="string">
            <text:p text:style-name="P13">Active</text:p>
          </table:table-cell>
          <table:table-cell table:style-name="Table1.A2" office:value-type="string">
            <text:p text:style-name="P13">Enabled</text:p>
          </table:table-cell>
          <table:table-cell table:style-name="Table1.D2" office:value-type="string">
            <text:p text:style-name="P13">OpenSSH Server Daemon</text:p>
          </table:table-cell>
        </table:table-row>
        <table:table-row>
          <table:table-cell table:style-name="Table1.A2" office:value-type="string">
            <text:p text:style-name="P13">httpd.servic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mariadb.servic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postfix.servic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9"/>
      <text:p text:style-name="P4">Part 2 – Start and Stop Services <text:span text:style-name="T6">(2 points)</text:span></text:p>
      <text:p text:style-name="P8">Using your textbook as a reference use the systemctl command to stop sshd and postfix and start mariadb and httpd. <text:s/>After you have the correct services running, use the following command to display the status of all services on your machine.</text:p>
      <text:p text:style-name="P12"/>
      <text:p text:style-name="Command"><text:span text:style-name="T7">s</text:span>ystemctl --<text:span text:style-name="T7">all </text:span>-t service</text:p>
      <text:p text:style-name="P7"/>
      <text:p text:style-name="P8">Make sure your text window is as large as possible, then scroll to where the httpd service is the top line. <text:s/>You should be able to see most, if not all four of the above services displayed along with their status. <text:s/>Take a screen print showing the whole text window and the status of each of the listed services. <text:s/>Paste it below.</text:p>
      <text:p text:style-name="P7"/>
      <text:p text:style-name="P5">&lt;Replace with screen print showing the status of services on the virtual machine (2 points)&gt;</text:p>
      <text:p text:style-name="P7"/>
      <text:p text:style-name="P4">Part 3 – Enable Services <text:span text:style-name="T6">(1 point)</text:span></text:p>
      <text:p text:style-name="P8">Use the enable option to enable all four of the above services. <text:s/>After you have done so, reboot your machine and see if each of the services is running. <text:s/>If they are all running correctly, then run the following command and take a screen print of the results. <text:s/>(Make sure you see all of the above 4 services listed). <text:s/>Paste the screen print below.</text:p>
      <text:p text:style-name="P8"/>
      <text:p text:style-name="Command">ls /etc/systemd/system/multi-user.target.wants/</text:p>
      <text:p text:style-name="P8"/>
      <text:p text:style-name="P5">&lt;Replace with screen print showing all 4 above services listed (1 point)&gt;</text:p>
      <text:p text:style-name="P7"/>
      <text:p text:style-name="P4"><text:soft-page-break/>Part 4 – Service Start/Stop Scripts <text:span text:style-name="T6">(1 points)</text:span></text:p>
      <text:p text:style-name="P8">Each of the scripts is stored in a file. <text:s/>The above command we used to display all of the symbolic link names does not contain the startup scripts, but has links to them. <text:s/>Navigate to the directory that contains the start up scripts and take a look at the sshd.service start up script. <text:s/>The script will contain in the [Unit] section information about the order the script is started in. <text:s/>Figure out which units the script gets to be run after and write them below.</text:p>
      <text:p text:style-name="P6"/>
      <text:p text:style-name="P11"><text:span text:style-name="T3">After=</text:span> </text:p>
      <text:p text:style-name="P10"/>
      <text:p text:style-name="P4">Part 5 – Netstat <text:span text:style-name="T6">(2 points)</text:span></text:p>
      <text:p text:style-name="P8">Using the -tuna options with netstat verify that your virtual machine is listening on ports 22 (sshd), 25 (postfix), 80 (httpd), and 3306 (mariadb). <text:s/>Take a screen print showing that all of them are running and paste it below.</text:p>
      <text:p text:style-name="P8"/>
      <text:p text:style-name="P5">&lt;Replace with screen print showing all 4 services listening (2 points)&gt;</text:p>
      <text:p text:style-name="P7"/>
      <text:p text:style-name="P4">Part 6 – Nmap <text:span text:style-name="T6">(2 points)</text:span></text:p>
      <text:p text:style-name="P8">Use the nmap command (you might need to install it) to scan your virtual machines IP address. <text:s/>Make sure you scan the IP address that is not the local loopback. <text:s/>Once you have performed an nmap scan of your machine, take a screen print to show the results. <text:s/>Paste the screen print below.</text:p>
      <text:p text:style-name="P8"/>
      <text:p text:style-name="P5">&lt;Replace with screen print showing the open ports listening on your IP address (2 points)&gt;</text:p>
      <text:p text:style-name="P6"/>
      <text:p text:style-name="Standard"><text:span text:style-name="T3">Part </text:span><text:span text:style-name="T4">7</text:span><text:span text:style-name="T3"> – Upload to Moodle</text:span></text:p>
      <text:p text:style-name="Standard">Make sure this document has been completed. <text:s/>Once you are sure this document has been completed, make sure the document is saved. <text:s/>After you are sure the document has been saved, make sure you know which document you have saved and know how to navigate to it using your host operating system. <text:s/>Upload this document to Moodle. <text:s/>You will lose points if you upload an incorrect docu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mmand" style:family="paragraph" style:parent-style-name="Preformatted_20_Text" style:next-style-name="Text_20_body" style:master-page-name="">
      <loext:graphic-properties draw:fill="solid" draw:fill-color="#eeeeee" draw:opacity="100%"/>
      <style:paragraph-properties fo:margin-left="0.2in" fo:margin-right="0in" fo:text-indent="0in" style:auto-text-indent="false" style:page-number="auto" fo:background-color="#eeeeee" fo:padding="0.0201in" fo:border="0.06pt solid #000000" style:shadow="none">
        <style:tab-stops/>
      </style:paragraph-properties>
      <style:text-properties fo:font-size="9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12:27:26.21</meta:creation-date>
    <dc:date>2015-11-14T19:32:45.939000000</dc:date>
    <meta:editing-duration>PT2H12M48S</meta:editing-duration>
    <meta:editing-cycles>13</meta:editing-cycles>
    <meta:generator>LibreOffice/5.0.2.2$Windows_x86 LibreOffice_project/37b43f919e4de5eeaca9b9755ed688758a8251fe</meta:generator>
    <meta:document-statistic meta:table-count="1" meta:image-count="0" meta:object-count="0" meta:page-count="2" meta:paragraph-count="39" meta:word-count="601" meta:character-count="3489" meta:non-whitespace-character-count="2898"/>
  </office:meta>
</office:document-meta>
</file>